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font-name="Roboto" fo:font-size="12.75pt" fo:letter-spacing="normal" fo:font-style="normal" fo:font-weight="normal"/>
    </style:style>
    <style:style style:name="P2" style:family="paragraph" style:parent-style-name="Heading_20_4">
      <style:paragraph-properties fo:margin-left="0in" fo:margin-right="0in" fo:margin-top="0.1874in" fo:margin-bottom="0.1354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Roboto" fo:font-size="14pt" fo:letter-spacing="normal" fo:font-style="normal" fo:font-weight="normal"/>
    </style:style>
    <style:style style:name="P3" style:family="paragraph" style:parent-style-name="Heading_20_4">
      <style:paragraph-properties fo:margin-left="0in" fo:margin-right="0in" fo:margin-top="0.1874in" fo:margin-bottom="0.1354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Roboto" fo:font-size="14pt" fo:letter-spacing="normal" fo:font-style="normal" fo:font-weight="normal" loext:padding="0in" loext:border="none"/>
    </style:style>
    <style:style style:name="P4" style:family="paragraph" style:parent-style-name="Text_20_body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000000" loext:opacity="100%" style:font-name="Roboto" fo:font-size="10.5pt" fo:letter-spacing="normal" fo:font-style="normal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5in" fo:orphans="2" fo:widows="2" fo:text-indent="0in" style:auto-text-indent="false"/>
      <style:text-properties fo:font-variant="normal" fo:text-transform="none" fo:color="#000000" loext:opacity="100%" style:font-name="Roboto" fo:font-size="10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fo:letter-spacing="normal" loext:padding="0in" loext:border="none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Standard">
      <style:text-properties fo:color="#000000" loext:opacity="100%" officeooo:paragraph-rsid="0015ba68"/>
    </style:style>
    <style:style style:name="P9" style:family="paragraph" style:parent-style-name="Standard">
      <style:text-properties fo:color="#d4d4d4" loext:opacity="100%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11" style:family="paragraph" style:parent-style-name="Standard">
      <style:paragraph-properties style:line-height-at-least="0.198in"/>
      <style:text-properties fo:color="#608b4e" loext:opacity="100%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198in"/>
    </style:style>
    <style:style style:name="P13" style:family="paragraph" style:parent-style-name="Standard">
      <style:text-properties officeooo:paragraph-rsid="0015ba68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/>
    </style:style>
    <style:style style:name="T3" style:family="text">
      <style:text-properties fo:font-weight="bold"/>
    </style:style>
    <style:style style:name="T4" style:family="text">
      <style:text-properties style:font-name="Roboto" fo:font-size="14pt" fo:font-style="normal" fo:font-weight="normal"/>
    </style:style>
    <style:style style:name="T5" style:family="text">
      <style:text-properties fo:color="#569cd6" loext:opacity="100%"/>
    </style:style>
    <style:style style:name="T6" style:family="text">
      <style:text-properties fo:color="#dcdcdc" loext:opacity="100%"/>
    </style:style>
    <style:style style:name="T7" style:family="text">
      <style:text-properties fo:color="#000000" loext:opacity="100%"/>
    </style:style>
    <style:style style:name="fr1" style:family="graphic" style:parent-style-name="Graphics">
      <style:graphic-properties fo:margin-left="0in" fo:margin-right="0in" fo:margin-top="0in" fo:margin-bottom="0in" style:wrap="left" style:number-wrapped-paragraphs="no-limit" style:wrap-contour="false" style:vertical-pos="below" style:vertical-rel="char" style:horizontal-pos="righ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Longest Consecutive</text:h>
      <text:p text:style-name="P4">Have the function <text:span text:style-name="T1">LongestConsecutive(</text:span><text:span text:style-name="T2">arr</text:span><text:span text:style-name="T1">)</text:span> take the array of positive integers stored in <text:span text:style-name="T2">arr</text:span> and return the length of the longest consecutive subsequence (LCS). An LCS is a subset of the original list where the numbers are in sorted order, from lowest to highest, and are in a consecutive, increasing order. The sequence does not need to be contiguous and there can be several different subsequences. For example: if <text:span text:style-name="T2">arr</text:span> is [4, 3, 8, 1, 2, 6, 100, 9] then a few consecutive sequences are [1, 2, 3, 4], and [8, 9]. For this input, your program should return <text:span text:style-name="T3">4</text:span> because that is the length of the longest consecutive subsequence.</text:p>
      <text:h text:style-name="P2" text:outline-level="4">Examples</text:h>
      <text:p text:style-name="P6"> <text:span text:style-name="T4">[6, 7, 3, 1, 100, 102, 6, 12]<text:line-break/>Output: 2 [5, 6, 1, 2, 8, 9, 7]<text:line-break/>Output: 5</text:span></text:p>
      <text:section text:style-name="Sect1" text:name="searchOnlineArea">
        <text:h text:style-name="P3" text:outline-level="4">Browse Resource<draw:frame draw:style-name="fr1" draw:name="Image1" text:anchor-type="char" svg:width="1.1772in" svg:height="0.3937in" draw:z-index="0"><draw:image xlink:href="https://coderbytestaticimages.s3.amazonaws.com/editor/Powered_by_Google_(2015).png" xlink:type="simple" xlink:show="embed" xlink:actuate="onLoad"/></draw:frame>s</text:h>
        <text:p text:style-name="P5">Search for any help or documentation you might need for this problem. For example: array indexing, Ruby hash tables, etc.</text:p>
      </text:section>
      <text:p text:style-name="P9"><text:span text:style-name="T5">def</text:span> LongestConsecutive<text:span text:style-name="T6">(</text:span>arr<text:span text:style-name="T6">):</text:span></text:p>
      <text:p text:style-name="P12"/>
      <text:p text:style-name="P11"># code goes here</text:p>
      <text:p text:style-name="P10"><text:span text:style-name="T5">return</text:span> arr</text:p>
      <text:p text:style-name="P12"/>
      <text:p text:style-name="P11"># keep this function call here </text:p>
      <text:p text:style-name="P10"><text:span text:style-name="T5">print</text:span><text:span text:style-name="T6">(</text:span>LongestConsecutive<text:span text:style-name="T6">(</text:span><text:span text:style-name="T5">input</text:span><text:span text:style-name="T6">()))</text:span></text:p>
      <text:p text:style-name="P7"/>
      <text:p text:style-name="P7">def LongestConsecutive(arr):</text:p>
      <text:p text:style-name="P7"><text:s text:c="4"/>arr.sort()</text:p>
      <text:p text:style-name="P7"><text:s text:c="4"/>lsN = [1]</text:p>
      <text:p text:style-name="P7"><text:s text:c="4"/>for i in range(0,len(arr)-1):</text:p>
      <text:p text:style-name="P7"><text:s text:c="6"/>if arr[i+1] == arr[i]+1:</text:p>
      <text:p text:style-name="P7"><text:s text:c="10"/>lsN[-1] +=1</text:p>
      <text:p text:style-name="P7"><text:s text:c="6"/>else:</text:p>
      <text:p text:style-name="P7"><text:s text:c="10"/>lsN.append(1)</text:p>
      <text:p text:style-name="P7"><text:s text:c="4"/>lsN.sort()</text:p>
      <text:p text:style-name="P7"><text:s text:c="4"/>arr = lsN[-1]</text:p>
      <text:p text:style-name="P7"><text:s text:c="4"/>return arr</text:p>
      <text:p text:style-name="P7"># keep this function call here </text:p>
      <text:p text:style-name="P7">print(LongestConsecutive(input()))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line-break/><text:line-break/>== INPUT ==</text:p>
      <text:p text:style-name="P7">[5, 6, 1, 2, 8, 9, 7]</text:p>
      <text:p text:style-name="P7"/>
      <text:p text:style-name="P7">== OUTPUT ==</text:p>
      <text:p text:style-name="P7">[5, 6, 1, 2, 8, 9, 7]</text:p>
      <text:p text:style-name="P7"/>
      <text:p text:style-name="P7">&lt;&lt; WRONG &gt;&gt;</text:p>
      <text:p text:style-name="P7">&lt;&lt; EXPECTED OUTPUT: 5 &gt;&gt;</text:p>
      <text:p text:style-name="P7"/>
      <text:p text:style-name="P7">== INPUT ==</text:p>
      <text:p text:style-name="P7">[6, 7, 3, 1, 100, 102, 6, 12]</text:p>
      <text:p text:style-name="P7"/>
      <text:p text:style-name="P7">== OUTPUT ==</text:p>
      <text:p text:style-name="P7">[6, 7, 3, 1, 100, 102, 6, 12]</text:p>
      <text:p text:style-name="P7"/>
      <text:p text:style-name="P7">&lt;&lt; WRONG &gt;&gt;</text:p>
      <text:p text:style-name="P13"><text:span text:style-name="T7">&lt;&lt; EXPECTED OUTPUT: 2 &gt;&gt;</text:span><text:bookmark text:name="line92"/><text:bookmark text:name="line1"/> <text:s text:c="5"/></text:p>
      <text:p text:style-name="P13"/>
      <text:p text:style-name="P13"><text:s/>window.__chalInfo = {"challenge_title_temp":"TEMP_Longest Consecutive","challenge_title":"Longest Consecutive","inputs":["[4, 3, 8, 1, 2, 6, 100, 9]","[6, 7, 3, 1, 100, 102, 6, 12]","[5, 6, 1, 2, 8, 9, 7]","[9, 9, 9]","[2]","[5, 6, 7, 8, 9, 10, 11, 12]","[11, 6, 6, 5, 7, 10, 1, 2, 3, 12, 9, 8]","[1, 2, 1, 2, 1, 2, 1, 2, 6, 8]","[12, 10, 2, 3, 11, 13, 100, 101, 5]","[5, 15, 16, 21, 4, 5, 10, 9, 8, 22, 23, 7, 3, 2, 24, 1, 6]","[]"],"params":["arr"],"parameter_type":"arr","editor_type":"algorithm","execute_file":"executeCode.php","language":"Python3"};</text:p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5:34:28.153557068</meta:creation-date>
    <dc:date>2022-11-19T05:41:03.636119615</dc:date>
    <meta:editing-duration>PT52M45S</meta:editing-duration>
    <meta:editing-cycles>5</meta:editing-cycles>
    <meta:generator>LibreOffice/7.3.6.2$Linux_X86_64 LibreOffice_project/30$Build-2</meta:generator>
    <meta:document-statistic meta:table-count="0" meta:image-count="1" meta:object-count="0" meta:page-count="2" meta:paragraph-count="37" meta:word-count="335" meta:character-count="2042" meta:non-whitespace-character-count="1676"/>
  </office:meta>
</office:document-meta>
</file>